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ccessorFactory.PropertyAccess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AccessorFactory.forBeanPropertyAccess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orFactory.forDirectFieldAccess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